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2.91cm" table:align="left"/>
    </style:style>
    <style:style style:name="Таблица1.A" style:family="table-column">
      <style:table-column-properties style:column-width="3.835cm"/>
    </style:style>
    <style:style style:name="Таблица1.B" style:family="table-column">
      <style:table-column-properties style:column-width="2.574cm"/>
    </style:style>
    <style:style style:name="Таблица1.C" style:family="table-column">
      <style:table-column-properties style:column-width="6.502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08d567" officeooo:paragraph-rsid="0008d567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Техническая документация для интеграции Uboost Router API</text:h>
      <text:h text:style-name="Heading_20_2" text:outline-level="2">Обзор системы</text:h>
      <text:p text:style-name="Text_20_body">Uboost Router - это кастомная прошивка OpenWrt с интегрированным VPN (AmneziaWG) и системой управления доступом. Роутер предоставляет два основных сервиса: бесплатный доступ к YouTube через DPI-обход и платный VPN доступ через подписку.</text:p>
      <text:h text:style-name="Heading_20_2" text:outline-level="2">Архитектура системы</text:h>
      <text:h text:style-name="Heading_20_3" text:outline-level="3">Компоненты:</text:h>
      <text:list text:style-name="L1">
        <text:list-item>
          <text:p text:style-name="P3"><text:span text:style-name="Strong_20_Emphasis">Роутер OpenWrt</text:span> с кастомной прошивкой</text:p>
        </text:list-item>
        <text:list-item>
          <text:p text:style-name="P3"><text:span text:style-name="Strong_20_Emphasis">AmneziaWG</text:span> - VPN с маскировкой трафика</text:p>
        </text:list-item>
        <text:list-item>
          <text:p text:style-name="P3"><text:span text:style-name="Strong_20_Emphasis">Zapret</text:span> - система DPI-обхода для YouTube</text:p>
        </text:list-item>
        <text:list-item>
          <text:p text:style-name="P3"><text:span text:style-name="Strong_20_Emphasis">Uboost API</text:span> - система управления доступом</text:p>
        </text:list-item>
        <text:list-item>
          <text:p text:style-name="P3"><text:span text:style-name="Strong_20_Emphasis">Бэкенд сервер</text:span> - система управления подписками и ключами</text:p>
        </text:list-item>
      </text:list>
      <text:h text:style-name="Heading_20_3" text:outline-level="3">Схема работы:</text:h>
      <text:p text:style-name="Text_20_body">text</text:p>
      <text:p text:style-name="P1">Пользователь → Роутер (Uboost API) → Бэкенд сервер → Генерация ключей → Настройка VPN</text:p>
      <text:h text:style-name="Heading_20_2" text:outline-level="2">API endpoints для бэкенда</text:h>
      <text:h text:style-name="Heading_20_3" text:outline-level="3">Базовый URL</text:h>
      <text:p text:style-name="Text_20_body">text</text:p>
      <text:p text:style-name="P1">https://api.uboost.com/router-api/v1</text:p>
      <text:h text:style-name="Heading_20_3" text:outline-level="3">1. Проверка email и отправка OTP</text:h>
      <text:p text:style-name="Text_20_body"><text:span text:style-name="Strong_20_Emphasis">Endpoint:</text:span> <text:span text:style-name="Source_20_Text">POST /check-email</text:span></text:p>
      <text:p text:style-name="Text_20_body"><text:span text:style-name="Strong_20_Emphasis">Назначение:</text:span> Проверка email и отправка кода подтверждения</text:p>
      <text:p text:style-name="Text_20_body"><text:span text:style-name="Strong_20_Emphasis">Request:</text:span></text:p>
      <text:p text:style-name="Text_20_body">json</text:p>
      <text:p text:style-name="Preformatted_20_Text">{</text:p>
      <text:p text:style-name="Preformatted_20_Text"><text:s text:c="2"/>"email": "user@example.com",</text:p>
      <text:p text:style-name="Preformatted_20_Text"><text:s text:c="2"/>"device_id": "uuid-роутера"</text:p>
      <text:p text:style-name="P1">}</text:p>
      <text:p text:style-name="Text_20_body"><text:soft-page-break/><text:span text:style-name="Strong_20_Emphasis">Response (успех):</text:span></text:p>
      <text:p text:style-name="Text_20_body">json</text:p>
      <text:p text:style-name="Preformatted_20_Text">{</text:p>
      <text:p text:style-name="Preformatted_20_Text"><text:s text:c="2"/>"data": {</text:p>
      <text:p text:style-name="Preformatted_20_Text"><text:s text:c="4"/>"otp_sent": true,</text:p>
      <text:p text:style-name="Preformatted_20_Text"><text:s text:c="4"/>"otp_expires_in": 1800</text:p>
      <text:p text:style-name="Preformatted_20_Text"><text:s text:c="2"/>},</text:p>
      <text:p text:style-name="Preformatted_20_Text"><text:s text:c="2"/>"error": null</text:p>
      <text:p text:style-name="P1">}</text:p>
      <text:p text:style-name="Text_20_body"><text:span text:style-name="Strong_20_Emphasis">Response (ошибка):</text:span></text:p>
      <text:p text:style-name="Text_20_body">json</text:p>
      <text:p text:style-name="Preformatted_20_Text">{</text:p>
      <text:p text:style-name="Preformatted_20_Text"><text:s text:c="2"/>"data": null,</text:p>
      <text:p text:style-name="Preformatted_20_Text"><text:s text:c="2"/>"error": {</text:p>
      <text:p text:style-name="Preformatted_20_Text"><text:s text:c="4"/>"code": "invalid_email",</text:p>
      <text:p text:style-name="Preformatted_20_Text"><text:s text:c="4"/>"message": "Invalid email format"</text:p>
      <text:p text:style-name="Preformatted_20_Text"><text:s text:c="2"/>}</text:p>
      <text:p text:style-name="P1">}</text:p>
      <text:h text:style-name="Heading_20_3" text:outline-level="3">2. Проверка OTP кода</text:h>
      <text:p text:style-name="Text_20_body"><text:span text:style-name="Strong_20_Emphasis">Endpoint:</text:span> <text:span text:style-name="Source_20_Text">POST /check-email-otp</text:span></text:p>
      <text:p text:style-name="Text_20_body"><text:span text:style-name="Strong_20_Emphasis">Назначение:</text:span> Подтверждение email через OTP код</text:p>
      <text:p text:style-name="Text_20_body"><text:span text:style-name="Strong_20_Emphasis">Request:</text:span></text:p>
      <text:p text:style-name="Text_20_body">json</text:p>
      <text:p text:style-name="Preformatted_20_Text">{</text:p>
      <text:p text:style-name="Preformatted_20_Text"><text:s text:c="2"/>"email": "user@example.com",</text:p>
      <text:p text:style-name="Preformatted_20_Text"><text:s text:c="2"/>"otp_code": "123456",</text:p>
      <text:p text:style-name="Preformatted_20_Text"><text:s text:c="2"/>"device_id": "uuid-роутера"</text:p>
      <text:p text:style-name="P1">}</text:p>
      <text:p text:style-name="Text_20_body"><text:span text:style-name="Strong_20_Emphasis">Response (успех):</text:span></text:p>
      <text:p text:style-name="Text_20_body">json</text:p>
      <text:p text:style-name="Preformatted_20_Text">{</text:p>
      <text:p text:style-name="Preformatted_20_Text"><text:s text:c="2"/>"data": {</text:p>
      <text:p text:style-name="Preformatted_20_Text"><text:s text:c="4"/>"request": {</text:p>
      <text:p text:style-name="Preformatted_20_Text"><text:s text:c="6"/>"auto_renewal": false,</text:p>
      <text:p text:style-name="Preformatted_20_Text"><text:s text:c="6"/>"is_brand_new": true,</text:p>
      <text:p text:style-name="Preformatted_20_Text"><text:s text:c="6"/>"key_limit": 10,</text:p>
      <text:p text:style-name="Preformatted_20_Text"><text:s text:c="6"/>"number_of_available_keys": 1,</text:p>
      <text:p text:style-name="Preformatted_20_Text"><text:s text:c="6"/>"paid_until": "2025-12-31T16:08:00.057413+00:00",</text:p>
      <text:p text:style-name="Preformatted_20_Text"><text:s text:c="6"/>"payment_link": "https://uboost.com/payment?public_request_id=51989248-0177-46c0-8280-4ad7c0432d31",</text:p>
      <text:p text:style-name="Preformatted_20_Text"><text:s text:c="6"/>"public_request_id": "51989248-0177-46c0-8280-4ad7c0432d31",</text:p>
      <text:p text:style-name="Preformatted_20_Text"><text:s text:c="6"/>"simplified_status": "trial",</text:p>
      <text:p text:style-name="Preformatted_20_Text"><text:s text:c="6"/>"user": {</text:p>
      <text:p text:style-name="Preformatted_20_Text"><text:s text:c="8"/>"email": "user@example.com"</text:p>
      <text:p text:style-name="Preformatted_20_Text"><text:s text:c="6"/>}</text:p>
      <text:p text:style-name="Preformatted_20_Text"><text:s text:c="4"/>}</text:p>
      <text:p text:style-name="Preformatted_20_Text"><text:s text:c="2"/>},</text:p>
      <text:p text:style-name="Preformatted_20_Text"><text:s text:c="2"/>"error": null</text:p>
      <text:p text:style-name="P1"><text:soft-page-break/>}</text:p>
      <text:h text:style-name="Heading_20_3" text:outline-level="3">3. Проверка статуса подписки</text:h>
      <text:p text:style-name="Text_20_body"><text:span text:style-name="Strong_20_Emphasis">Endpoint:</text:span> <text:span text:style-name="Source_20_Text">GET /check-subscription</text:span></text:p>
      <text:p text:style-name="Text_20_body"><text:span text:style-name="Strong_20_Emphasis">Назначение:</text:span> Проверка текущего статуса подписки пользователя</text:p>
      <text:p text:style-name="Text_20_body"><text:span text:style-name="Strong_20_Emphasis">Headers:</text:span></text:p>
      <text:p text:style-name="Text_20_body">text</text:p>
      <text:p text:style-name="Preformatted_20_Text">X-Device-Id: uuid-роутера</text:p>
      <text:p text:style-name="P1">X-User-Email: user@example.com</text:p>
      <text:p text:style-name="Text_20_body"><text:span text:style-name="Strong_20_Emphasis">Response (активная подписка):</text:span></text:p>
      <text:p text:style-name="Text_20_body">json</text:p>
      <text:p text:style-name="Preformatted_20_Text">{</text:p>
      <text:p text:style-name="Preformatted_20_Text"><text:s text:c="2"/>"status": "active",</text:p>
      <text:p text:style-name="Preformatted_20_Text"><text:s text:c="2"/>"expires_at": "2025-12-31T00:00:00Z",</text:p>
      <text:p text:style-name="Preformatted_20_Text"><text:s text:c="2"/>"plan_type": "premium",</text:p>
      <text:p text:style-name="Preformatted_20_Text"><text:s text:c="2"/>"remaining_days": 285</text:p>
      <text:p text:style-name="P1">}</text:p>
      <text:p text:style-name="Text_20_body"><text:span text:style-name="Strong_20_Emphasis">Response (неактивная подписка):</text:span></text:p>
      <text:p text:style-name="Text_20_body">json</text:p>
      <text:p text:style-name="Preformatted_20_Text">{</text:p>
      <text:p text:style-name="Preformatted_20_Text"><text:s text:c="2"/>"status": "inactive", </text:p>
      <text:p text:style-name="Preformatted_20_Text"><text:s text:c="2"/>"expires_at": null,</text:p>
      <text:p text:style-name="Preformatted_20_Text"><text:s text:c="2"/>"plan_type": null,</text:p>
      <text:p text:style-name="Preformatted_20_Text"><text:s text:c="2"/>"remaining_days": 0</text:p>
      <text:p text:style-name="P1">}</text:p>
      <text:h text:style-name="Heading_20_3" text:outline-level="3">4. Получение VPN конфигурации</text:h>
      <text:p text:style-name="Text_20_body"><text:span text:style-name="Strong_20_Emphasis">Endpoint:</text:span> <text:span text:style-name="Source_20_Text">GET /get-vpn-config</text:span></text:p>
      <text:p text:style-name="Text_20_body"><text:span text:style-name="Strong_20_Emphasis">Назначение:</text:span> Генерация и выдача VPN конфигурации для роутера</text:p>
      <text:p text:style-name="Text_20_body"><text:span text:style-name="Strong_20_Emphasis">Headers:</text:span></text:p>
      <text:p text:style-name="Text_20_body">text</text:p>
      <text:p text:style-name="Preformatted_20_Text">X-Device-Id: uuid-роутера</text:p>
      <text:p text:style-name="P1">X-User-Email: user@example.com</text:p>
      <text:p text:style-name="Text_20_body"><text:span text:style-name="Strong_20_Emphasis">Response (успех):</text:span></text:p>
      <text:p text:style-name="Text_20_body">json</text:p>
      <text:p text:style-name="Preformatted_20_Text">{</text:p>
      <text:p text:style-name="Preformatted_20_Text"><text:s text:c="2"/>"private_key": "qFq7...Gn8=",</text:p>
      <text:p text:style-name="Preformatted_20_Text"><text:s text:c="2"/>"public_key": "hNal...VB0=",</text:p>
      <text:p text:style-name="Preformatted_20_Text"><text:s text:c="2"/>"endpoint": "vpn.uboost.com:51820",</text:p>
      <text:p text:style-name="Preformatted_20_Text"><text:s text:c="2"/>"address": "10.8.1.2/24",</text:p>
      <text:p text:style-name="Preformatted_20_Text"><text:s text:c="2"/>"dns_servers": ["1.1.1.1", "8.8.8.8"],</text:p>
      <text:p text:style-name="Preformatted_20_Text"><text:s text:c="2"/>"allowed_ips": "0.0.0.0/0",</text:p>
      <text:p text:style-name="Preformatted_20_Text"><text:soft-page-break/><text:s text:c="2"/>"server_public_key": "server_public_key_here",</text:p>
      <text:p text:style-name="Preformatted_20_Text"><text:s text:c="2"/>"preshared_key": "optional_preshared_key"</text:p>
      <text:p text:style-name="P1">}</text:p>
      <text:h text:style-name="Heading_20_3" text:outline-level="3">5. Получение анонимного ключа для YouTube</text:h>
      <text:p text:style-name="Text_20_body"><text:span text:style-name="Strong_20_Emphasis">Endpoint:</text:span> <text:span text:style-name="Source_20_Text">GET /get-anonymous-key</text:span></text:p>
      <text:p text:style-name="Text_20_body"><text:span text:style-name="Strong_20_Emphasis">Назначение:</text:span> Выдача временного VPN ключа для доступа к YouTube</text:p>
      <text:p text:style-name="Text_20_body"><text:span text:style-name="Strong_20_Emphasis">Response:</text:span></text:p>
      <text:p text:style-name="Text_20_body">json</text:p>
      <text:p text:style-name="Preformatted_20_Text">{</text:p>
      <text:p text:style-name="Preformatted_20_Text"><text:s text:c="2"/>"private_key": "anon_private_key_123",</text:p>
      <text:p text:style-name="Preformatted_20_Text"><text:s text:c="2"/>"public_key": "anon_public_key_123", </text:p>
      <text:p text:style-name="Preformatted_20_Text"><text:s text:c="2"/>"endpoint": "youtube.uboost.com:51820",</text:p>
      <text:p text:style-name="Preformatted_20_Text"><text:s text:c="2"/>"address": "10.8.2.2/24",</text:p>
      <text:p text:style-name="Preformatted_20_Text"><text:s text:c="2"/>"server_public_key": "youtube_server_public_key"</text:p>
      <text:p text:style-name="P1">}</text:p>
      <text:h text:style-name="Heading_20_2" text:outline-level="2">Форматы данных</text:h>
      <text:h text:style-name="Heading_20_3" text:outline-level="3">UUID устройства</text:h>
      <text:p text:style-name="Text_20_body">Генерируется на стороне роутера при первой инициализации, сохраняется в конфигурации. Формат: UUID v4</text:p>
      <text:p text:style-name="Text_20_body">Пример: <text:span text:style-name="Source_20_Text">ce558ff1-5940-420e-84ec-b5c9f2f2709b</text:span></text:p>
      <text:h text:style-name="Heading_20_3" text:outline-level="3">WireGuard ключи</text:h>
      <text:list text:style-name="L2">
        <text:list-item>
          <text:p text:style-name="P4"><text:span text:style-name="Strong_20_Emphasis">private_key</text:span>: Base64 encoded 256-bit private key</text:p>
        </text:list-item>
        <text:list-item>
          <text:p text:style-name="P4"><text:span text:style-name="Strong_20_Emphasis">public_key</text:span>: Base64 encoded 256-bit public key</text:p>
        </text:list-item>
        <text:list-item>
          <text:p text:style-name="P4"><text:span text:style-name="Strong_20_Emphasis">preshared_key</text:span>: Опциональный Base64 encoded 256-bit preshared key</text:p>
        </text:list-item>
      </text:list>
      <text:h text:style-name="Heading_20_3" text:outline-level="3">Временные метки</text:h>
      <text:p text:style-name="Text_20_body">Формат: ISO 8601 с временной зоной<text:line-break/>Пример: <text:span text:style-name="Source_20_Text">2025-12-31T16:08:00.057413+00:00</text:span></text:p>
      <text:h text:style-name="Heading_20_2" text:outline-level="2">Процесс регистрации роутера</text:h>
      <text:h text:style-name="Heading_20_3" text:outline-level="3">Шаг 1: Инициализация устройства</text:h>
      <text:list text:style-name="L3">
        <text:list-item>
          <text:p text:style-name="P5">Роутер генерирует UUID при первом запуске</text:p>
        </text:list-item>
        <text:list-item>
          <text:p text:style-name="P5">Сохраняет его в конфигурации <text:span text:style-name="Source_20_Text">/etc/config/uboot-router</text:span></text:p>
        </text:list-item>
        <text:list-item>
          <text:p text:style-name="P5">Настраивает базовые сервисы</text:p>
        </text:list-item>
      </text:list>
      <text:h text:style-name="Heading_20_3" text:outline-level="3"><text:soft-page-break/>Шаг 2: Регистрация пользователя</text:h>
      <text:list text:style-name="L4">
        <text:list-item>
          <text:p text:style-name="P6">Пользователь вводит email в веб-интерфейсе</text:p>
        </text:list-item>
        <text:list-item>
          <text:p text:style-name="P6">Роутер отправляет запрос на <text:span text:style-name="Source_20_Text">/check-email</text:span></text:p>
        </text:list-item>
        <text:list-item>
          <text:p text:style-name="P6">Бэкенд отправляет OTP код на email</text:p>
        </text:list-item>
        <text:list-item>
          <text:p text:style-name="P6">Пользователь вводит OTP код</text:p>
        </text:list-item>
        <text:list-item>
          <text:p text:style-name="P6">Роутер отправляет запрос на <text:span text:style-name="Source_20_Text">/check-email-otp</text:span></text:p>
        </text:list-item>
        <text:list-item>
          <text:p text:style-name="P6">При успешной проверке включается DPI для YouTube</text:p>
        </text:list-item>
      </text:list>
      <text:h text:style-name="Heading_20_3" text:outline-level="3">Шаг 3: Активация VPN</text:h>
      <text:list text:style-name="L5">
        <text:list-item>
          <text:p text:style-name="P7">Пользователь оплачивает подписку</text:p>
        </text:list-item>
        <text:list-item>
          <text:p text:style-name="P7">Роутер периодически проверяет статус через <text:span text:style-name="Source_20_Text">/check-subscription</text:span></text:p>
        </text:list-item>
        <text:list-item>
          <text:p text:style-name="P7">При активной подписке роутер запрашивает конфигурацию через <text:span text:style-name="Source_20_Text">/get-vpn-config</text:span></text:p>
        </text:list-item>
        <text:list-item>
          <text:p text:style-name="P7">Настраивает AmneziaWG с полученными ключами</text:p>
        </text:list-item>
      </text:list>
      <text:h text:style-name="Heading_20_2" text:outline-level="2">Управление ключами WireGuard</text:h>
      <text:h text:style-name="Heading_20_3" text:outline-level="3">Генерация ключей на сервере</text:h>
      <text:p text:style-name="Text_20_body">Рекомендуется использовать библиотеку <text:span text:style-name="Source_20_Text">wireguard-tools</text:span> или аналоги:</text:p>
      <text:p text:style-name="Text_20_body">bash</text:p>
      <text:p text:style-name="Preformatted_20_Text"># Генерация приватного ключа</text:p>
      <text:p text:style-name="Preformatted_20_Text">private_key=$(wg genkey)</text:p>
      <text:p text:style-name="Preformatted_20_Text"/>
      <text:p text:style-name="Preformatted_20_Text"># Генерация публичного ключа <text:s/></text:p>
      <text:p text:style-name="Preformatted_20_Text">public_key=$(echo "$private_key" | wg pubkey)</text:p>
      <text:p text:style-name="Preformatted_20_Text"/>
      <text:p text:style-name="Preformatted_20_Text"># Генерация preshared key (опционально)</text:p>
      <text:p text:style-name="P1">preshared_key=$(wg genpsk)</text:p>
      <text:h text:style-name="Heading_20_3" text:outline-level="3">Хранение ключей</text:h>
      <text:list text:style-name="L6">
        <text:list-item>
          <text:p text:style-name="P8">Приватные ключи пользователей должны храниться в зашифрованном виде</text:p>
        </text:list-item>
        <text:list-item>
          <text:p text:style-name="P8">Публичные ключи используются для настройки сервера</text:p>
        </text:list-item>
        <text:list-item>
          <text:p text:style-name="P8">Рекомендуется ротация ключей при смене подписки</text:p>
        </text:list-item>
      </text:list>
      <text:h text:style-name="Heading_20_2" text:outline-level="2">Настройка сервера WireGuard</text:h>
      <text:h text:style-name="Heading_20_3" text:outline-level="3">Конфигурация сервера</text:h>
      <text:p text:style-name="Text_20_body">text</text:p>
      <text:p text:style-name="Preformatted_20_Text">[Interface]</text:p>
      <text:p text:style-name="Preformatted_20_Text">PrivateKey = SERVER_PRIVATE_KEY</text:p>
      <text:p text:style-name="Preformatted_20_Text"><text:soft-page-break/>Address = 10.8.1.1/24</text:p>
      <text:p text:style-name="Preformatted_20_Text">ListenPort = 51820</text:p>
      <text:p text:style-name="Preformatted_20_Text">DNS = 1.1.1.1, 8.8.8.8</text:p>
      <text:p text:style-name="Preformatted_20_Text"/>
      <text:p text:style-name="Preformatted_20_Text">[Peer]</text:p>
      <text:p text:style-name="Preformatted_20_Text"># Для каждого пользователя</text:p>
      <text:p text:style-name="Preformatted_20_Text">PublicKey = USER_PUBLIC_KEY</text:p>
      <text:p text:style-name="P1">AllowedIPs = 10.8.1.2/32</text:p>
      <text:h text:style-name="Heading_20_3" text:outline-level="3">Управление пирами</text:h>
      <text:p text:style-name="Text_20_body">При добавлении нового пользователя:</text:p>
      <text:list text:style-name="L7">
        <text:list-item>
          <text:p text:style-name="P9">Генерируется пара ключей</text:p>
        </text:list-item>
        <text:list-item>
          <text:p text:style-name="P9">Публичный ключ добавляется в конфиг сервера</text:p>
        </text:list-item>
        <text:list-item>
          <text:p text:style-name="P9">Приватный ключ передается на роутер</text:p>
        </text:list-item>
        <text:list-item>
          <text:p text:style-name="P9">Сервер перезагружает конфигурацию</text:p>
        </text:list-item>
      </text:list>
      <text:h text:style-name="Heading_20_2" text:outline-level="2">Обработка ошибок</text:h>
      <text:h text:style-name="Heading_20_3" text:outline-level="3">Коды ошибок API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Table_20_Heading">Код ошибки</text:p>
            </table:table-cell>
            <table:table-cell table:style-name="Таблица1.A1" office:value-type="string">
              <text:p text:style-name="Table_20_Heading">HTTP Status</text:p>
            </table:table-cell>
            <table:table-cell table:style-name="Таблица1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invalid_email</text:p>
          </table:table-cell>
          <table:table-cell table:style-name="Таблица1.A1" office:value-type="string">
            <text:p text:style-name="Table_20_Contents">400</text:p>
          </table:table-cell>
          <table:table-cell table:style-name="Таблица1.A1" office:value-type="string">
            <text:p text:style-name="Table_20_Contents">Неверный формат email</text:p>
          </table:table-cell>
        </table:table-row>
        <table:table-row>
          <table:table-cell table:style-name="Таблица1.A1" office:value-type="string">
            <text:p text:style-name="Table_20_Contents">invalid_otp</text:p>
          </table:table-cell>
          <table:table-cell table:style-name="Таблица1.A1" office:value-type="string">
            <text:p text:style-name="Table_20_Contents">400</text:p>
          </table:table-cell>
          <table:table-cell table:style-name="Таблица1.A1" office:value-type="string">
            <text:p text:style-name="Table_20_Contents">Неверный или просроченный OTP</text:p>
          </table:table-cell>
        </table:table-row>
        <table:table-row>
          <table:table-cell table:style-name="Таблица1.A1" office:value-type="string">
            <text:p text:style-name="Table_20_Contents">device_not_found</text:p>
          </table:table-cell>
          <table:table-cell table:style-name="Таблица1.A1" office:value-type="string">
            <text:p text:style-name="Table_20_Contents">404</text:p>
          </table:table-cell>
          <table:table-cell table:style-name="Таблица1.A1" office:value-type="string">
            <text:p text:style-name="Table_20_Contents">Устройство не зарегистрировано</text:p>
          </table:table-cell>
        </table:table-row>
        <table:table-row>
          <table:table-cell table:style-name="Таблица1.A1" office:value-type="string">
            <text:p text:style-name="Table_20_Contents">subscription_inactive</text:p>
          </table:table-cell>
          <table:table-cell table:style-name="Таблица1.A1" office:value-type="string">
            <text:p text:style-name="Table_20_Contents">403</text:p>
          </table:table-cell>
          <table:table-cell table:style-name="Таблица1.A1" office:value-type="string">
            <text:p text:style-name="Table_20_Contents">Подписка не активна</text:p>
          </table:table-cell>
        </table:table-row>
        <table:table-row>
          <table:table-cell table:style-name="Таблица1.A1" office:value-type="string">
            <text:p text:style-name="Table_20_Contents">rate_limit_exceeded</text:p>
          </table:table-cell>
          <table:table-cell table:style-name="Таблица1.A1" office:value-type="string">
            <text:p text:style-name="Table_20_Contents">429</text:p>
          </table:table-cell>
          <table:table-cell table:style-name="Таблица1.A1" office:value-type="string">
            <text:p text:style-name="Table_20_Contents">Превышен лимит запросов</text:p>
          </table:table-cell>
        </table:table-row>
        <table:table-row>
          <table:table-cell table:style-name="Таблица1.A1" office:value-type="string">
            <text:p text:style-name="Table_20_Contents">internal_error</text:p>
          </table:table-cell>
          <table:table-cell table:style-name="Таблица1.A1" office:value-type="string">
            <text:p text:style-name="Table_20_Contents">500</text:p>
          </table:table-cell>
          <table:table-cell table:style-name="Таблица1.A1" office:value-type="string">
            <text:p text:style-name="Table_20_Contents">Внутренняя ошибка сервера</text:p>
          </table:table-cell>
        </table:table-row>
      </table:table>
      <text:h text:style-name="Heading_20_3" text:outline-level="3">Ретраи и таймауты</text:h>
      <text:list text:style-name="L8">
        <text:list-item>
          <text:p text:style-name="P10">Таймаут запроса: 30 секунд</text:p>
        </text:list-item>
        <text:list-item>
          <text:p text:style-name="P10">Максимальное количество ретраев: 3</text:p>
        </text:list-item>
        <text:list-item>
          <text:p text:style-name="P10">Экспоненциальная backoff стратегия</text:p>
        </text:list-item>
      </text:list>
      <text:h text:style-name="Heading_20_2" text:outline-level="2">Мониторинг и логирование</text:h>
      <text:h text:style-name="Heading_20_3" text:outline-level="3">Ключевые метрики для мониторинга</text:h>
      <text:list text:style-name="L9">
        <text:list-item>
          <text:p text:style-name="P11">Количество активных устройств</text:p>
        </text:list-item>
        <text:list-item>
          <text:p text:style-name="P11">Количество активных подписок</text:p>
        </text:list-item>
        <text:list-item>
          <text:p text:style-name="P11">Успешность API запросов</text:p>
        </text:list-item>
        <text:list-item>
          <text:p text:style-name="P11">Время ответа API</text:p>
        </text:list-item>
        <text:list-item>
          <text:p text:style-name="P11">Количество OTP запросов</text:p>
        </text:list-item>
      </text:list>
      <text:h text:style-name="Heading_20_3" text:outline-level="3"><text:soft-page-break/>Логирование на сервере</text:h>
      <text:p text:style-name="Text_20_body">Рекомендуется логировать:</text:p>
      <text:list text:style-name="L10">
        <text:list-item>
          <text:p text:style-name="P12">Все API запросы с device_id</text:p>
        </text:list-item>
        <text:list-item>
          <text:p text:style-name="P12">Успешные регистрации</text:p>
        </text:list-item>
        <text:list-item>
          <text:p text:style-name="P12">Ошибки аутентификации</text:p>
        </text:list-item>
        <text:list-item>
          <text:p text:style-name="P12">Изменения статуса подписки</text:p>
        </text:list-item>
      </text:list>
      <text:h text:style-name="Heading_20_2" text:outline-level="2">Безопасность</text:h>
      <text:h text:style-name="Heading_20_3" text:outline-level="3">Защита API</text:h>
      <text:list text:style-name="L11">
        <text:list-item>
          <text:p text:style-name="P13">Использование HTTPS для всех endpoints</text:p>
        </text:list-item>
        <text:list-item>
          <text:p text:style-name="P13">Валидация device_id в каждом запросе</text:p>
        </text:list-item>
        <text:list-item>
          <text:p text:style-name="P13">Rate limiting по device_id и email</text:p>
        </text:list-item>
        <text:list-item>
          <text:p text:style-name="P13">Валидация входных данных</text:p>
        </text:list-item>
      </text:list>
      <text:h text:style-name="Heading_20_3" text:outline-level="3">Защита ключей</text:h>
      <text:list text:style-name="L12">
        <text:list-item>
          <text:p text:style-name="P14">Шифрование приватных ключей в базе данных</text:p>
        </text:list-item>
        <text:list-item>
          <text:p text:style-name="P14">Использование preshared keys для дополнительной безопасности</text:p>
        </text:list-item>
        <text:list-item>
          <text:p text:style-name="P14">Регулярная ротация серверных ключей</text:p>
        </text:list-item>
      </text:list>
      <text:h text:style-name="Heading_20_2" text:outline-level="2">Тестирование интеграции</text:h>
      <text:h text:style-name="Heading_20_3" text:outline-level="3">Тестовые сценарии</text:h>
      <text:list text:style-name="L13">
        <text:list-item>
          <text:p text:style-name="P15">Регистрация нового устройства</text:p>
        </text:list-item>
        <text:list-item>
          <text:p text:style-name="P15">Успешная проверка OTP</text:p>
        </text:list-item>
        <text:list-item>
          <text:p text:style-name="P15">Проверка статуса подписки (активная/неактивная)</text:p>
        </text:list-item>
        <text:list-item>
          <text:p text:style-name="P15">Получение VPN конфигурации</text:p>
        </text:list-item>
        <text:list-item>
          <text:p text:style-name="P15">Обработка ошибок (неверный OTP, неактивная подписка)</text:p>
        </text:list-item>
      </text:list>
      <text:h text:style-name="Heading_20_3" text:outline-level="3">Тестовые данные</text:h>
      <text:p text:style-name="Text_20_body">json</text:p>
      <text:p text:style-name="Preformatted_20_Text">{</text:p>
      <text:p text:style-name="Preformatted_20_Text"><text:s text:c="2"/>"test_email": "test@uboost.com",</text:p>
      <text:p text:style-name="Preformatted_20_Text"><text:s text:c="2"/>"test_otp": "123456", </text:p>
      <text:p text:style-name="Preformatted_20_Text"><text:s text:c="2"/>"test_device_id": "test-uuid-1234"</text:p>
      <text:p text:style-name="P1">}</text:p>
      <text:h text:style-name="Heading_20_2" text:outline-level="2"><text:soft-page-break/>Миграция и обновления</text:h>
      <text:h text:style-name="Heading_20_3" text:outline-level="3">Совместимость версий</text:h>
      <text:list text:style-name="L14">
        <text:list-item>
          <text:p text:style-name="P16">API версионирование через заголовок <text:span text:style-name="Source_20_Text">API-Version</text:span></text:p>
        </text:list-item>
        <text:list-item>
          <text:p text:style-name="P16">Поддержка старых версий в течение 6 месяцев</text:p>
        </text:list-item>
        <text:list-item>
          <text:p text:style-name="P16">Поэтапный вывод устаревших endpoints</text:p>
        </text:list-item>
      </text:list>
      <text:h text:style-name="Heading_20_3" text:outline-level="3">Миграция данных</text:h>
      <text:p text:style-name="Text_20_body">При изменении форматов данных:</text:p>
      <text:list text:style-name="L15">
        <text:list-item>
          <text:p text:style-name="P17">Поддержка старого и нового формата одновременно</text:p>
        </text:list-item>
        <text:list-item>
          <text:p text:style-name="P17">Поэтапный переход устройств на новый формат</text:p>
        </text:list-item>
        <text:list-item>
          <text:p text:style-name="P17">Уведомление пользователей о необходимости обновления</text:p>
        </text:list-item>
      </text:list>
      <text:h text:style-name="Heading_20_2" text:outline-level="2">Рекомендации по масштабированию</text:h>
      <text:h text:style-name="Heading_20_3" text:outline-level="3">Балансировка нагрузки</text:h>
      <text:list text:style-name="L16">
        <text:list-item>
          <text:p text:style-name="P18">Использование нескольких серверов API</text:p>
        </text:list-item>
        <text:list-item>
          <text:p text:style-name="P18">Геораспределение серверов</text:p>
        </text:list-item>
        <text:list-item>
          <text:p text:style-name="P18">Кэширование частых запросов</text:p>
        </text:list-item>
      </text:list>
      <text:h text:style-name="Heading_20_3" text:outline-level="3">База данных</text:h>
      <text:list text:style-name="L17">
        <text:list-item>
          <text:p text:style-name="P19">Репликация для чтения</text:p>
        </text:list-item>
        <text:list-item>
          <text:p text:style-name="P19">Шардинг по device_id</text:p>
        </text:list-item>
        <text:list-item>
          <text:p text:style-name="P19">Регулярное архивирование старых данных</text:p>
        </text:list-item>
      </text:list>
      <text:p text:style-name="Standard"/>
      <text:h text:style-name="Heading_20_2" text:outline-level="2">Команды управления через SSH</text:h>
      <text:h text:style-name="Heading_20_3" text:outline-level="3">Базовые команды статуса</text:h>
      <text:h text:style-name="Heading_20_4" text:outline-level="4">Проверка статуса системы</text:h>
      <text:p text:style-name="Text_20_body">bash</text:p>
      <text:p text:style-name="Preformatted_20_Text"># Статус всех сервисов Uboost</text:p>
      <text:p text:style-name="Preformatted_20_Text">/usr/libexec/uboot-api/status-check.sh --status</text:p>
      <text:p text:style-name="Preformatted_20_Text"/>
      <text:p text:style-name="Preformatted_20_Text"># Статус DPI (YouTube доступ)</text:p>
      <text:p text:style-name="Preformatted_20_Text">/usr/libexec/uboot-api/dpi-manager.sh status</text:p>
      <text:p text:style-name="Preformatted_20_Text"/>
      <text:p text:style-name="Preformatted_20_Text"># Статус VPN</text:p>
      <text:p text:style-name="Preformatted_20_Text">/usr/libexec/uboot-api/vpn-manager.sh status</text:p>
      <text:p text:style-name="Preformatted_20_Text"/>
      <text:p text:style-name="Preformatted_20_Text"># Статус подписки</text:p>
      <text:p text:style-name="P1"><text:soft-page-break/>/usr/libexec/uboot-api/payment-checker.sh status</text:p>
      <text:h text:style-name="Heading_20_4" text:outline-level="4">Проверка системной информации</text:h>
      <text:p text:style-name="Text_20_body">bash</text:p>
      <text:p text:style-name="Preformatted_20_Text"># Информация о роутере</text:p>
      <text:p text:style-name="Preformatted_20_Text">cat /tmp/sysinfo/model</text:p>
      <text:p text:style-name="Preformatted_20_Text">cat /tmp/sysinfo/board_name</text:p>
      <text:p text:style-name="Preformatted_20_Text"/>
      <text:p text:style-name="Preformatted_20_Text"># UUID устройства</text:p>
      <text:p text:style-name="Preformatted_20_Text">uci get uboot-router.config.user_id</text:p>
      <text:p text:style-name="Preformatted_20_Text"/>
      <text:p text:style-name="Preformatted_20_Text"># Статус интернета</text:p>
      <text:p text:style-name="Preformatted_20_Text">ping -c 3 8.8.8.8</text:p>
      <text:p text:style-name="Preformatted_20_Text">curl -I --connect-timeout 10 https://api.uboost.com</text:p>
      <text:p text:style-name="Preformatted_20_Text"/>
      <text:p text:style-name="Preformatted_20_Text"># Загрузка системы</text:p>
      <text:p text:style-name="Preformatted_20_Text">uptime</text:p>
      <text:p text:style-name="Preformatted_20_Text">free -m</text:p>
      <text:p text:style-name="P1">df -h</text:p>
      <text:h text:style-name="Heading_20_3" text:outline-level="3">Управление DPI (YouTube доступ)</text:h>
      <text:h text:style-name="Heading_20_4" text:outline-level="4">Включение/выключение DPI</text:h>
      <text:p text:style-name="Text_20_body">bash</text:p>
      <text:p text:style-name="Preformatted_20_Text"># Включить DPI</text:p>
      <text:p text:style-name="Preformatted_20_Text">/usr/libexec/uboot-api/dpi-manager.sh enable</text:p>
      <text:p text:style-name="Preformatted_20_Text"/>
      <text:p text:style-name="Preformatted_20_Text"># Выключить DPI</text:p>
      <text:p text:style-name="Preformatted_20_Text">/usr/libexec/uboot-api/dpi-manager.sh disable</text:p>
      <text:p text:style-name="Preformatted_20_Text"/>
      <text:p text:style-name="Preformatted_20_Text"># Проверить статус</text:p>
      <text:p text:style-name="P1">/usr/libexec/uboot-api/dpi-manager.sh status</text:p>
      <text:h text:style-name="Heading_20_4" text:outline-level="4">Проверка работы Zapret</text:h>
      <text:p text:style-name="Text_20_body">bash</text:p>
      <text:p text:style-name="Preformatted_20_Text"># Статус службы Zapret</text:p>
      <text:p text:style-name="Preformatted_20_Text">/etc/init.d/zapret status</text:p>
      <text:p text:style-name="Preformatted_20_Text">/etc/init.d/zapret enabled</text:p>
      <text:p text:style-name="Preformatted_20_Text"/>
      <text:p text:style-name="Preformatted_20_Text"># Логи Zapret</text:p>
      <text:p text:style-name="Preformatted_20_Text">logread | grep zapret</text:p>
      <text:p text:style-name="Preformatted_20_Text"/>
      <text:p text:style-name="Preformatted_20_Text"># Проверка правил firewall</text:p>
      <text:p text:style-name="Preformatted_20_Text">iptables -t nat -L | grep -i youtube</text:p>
      <text:p text:style-name="P1">iptables -t mangle -L | grep -i zapret</text:p>
      <text:h text:style-name="Heading_20_3" text:outline-level="3">Управление VPN</text:h>
      <text:h text:style-name="Heading_20_4" text:outline-level="4">Настройка и управление AmneziaWG</text:h>
      <text:p text:style-name="Text_20_body">bash</text:p>
      <text:p text:style-name="Preformatted_20_Text"># Настроить VPN (требует активной подписки)</text:p>
      <text:p text:style-name="Preformatted_20_Text">/usr/libexec/uboot-api/vpn-manager.sh configure</text:p>
      <text:p text:style-name="Preformatted_20_Text"><text:soft-page-break/></text:p>
      <text:p text:style-name="Preformatted_20_Text"># Проверить статус VPN</text:p>
      <text:p text:style-name="Preformatted_20_Text">/usr/libexec/uboot-api/vpn-manager.sh status</text:p>
      <text:p text:style-name="Preformatted_20_Text"/>
      <text:p text:style-name="Preformatted_20_Text"># Ручное управление AmneziaWG</text:p>
      <text:p text:style-name="Preformatted_20_Text">wg show</text:p>
      <text:p text:style-name="Preformatted_20_Text">ip link show | grep amnezia</text:p>
      <text:p text:style-name="P1">ip addr show | grep amnezia</text:p>
      <text:h text:style-name="Heading_20_4" text:outline-level="4">Тестирование VPN соединения</text:h>
      <text:p text:style-name="Text_20_body">bash</text:p>
      <text:p text:style-name="Preformatted_20_Text"># Проверка интерфейса</text:p>
      <text:p text:style-name="Preformatted_20_Text">ip route show table all</text:p>
      <text:p text:style-name="Preformatted_20_Text"/>
      <text:p text:style-name="Preformatted_20_Text"># Тестовый ping через VPN</text:p>
      <text:p text:style-name="Preformatted_20_Text">ping -I amnezia-wg 10.8.1.1</text:p>
      <text:p text:style-name="Preformatted_20_Text"/>
      <text:p text:style-name="Preformatted_20_Text"># Проверка DNS</text:p>
      <text:p text:style-name="P1">nslookup google.com 1.1.1.1</text:p>
      <text:h text:style-name="Heading_20_3" text:outline-level="3">Управление регистрацией и подпиской</text:h>
      <text:h text:style-name="Heading_20_4" text:outline-level="4">Регистрация устройства</text:h>
      <text:p text:style-name="Text_20_body">bash</text:p>
      <text:p text:style-name="Preformatted_20_Text"># Проверка текущего статуса регистрации</text:p>
      <text:p text:style-name="Preformatted_20_Text">uci get uboot-router.config.registration_status</text:p>
      <text:p text:style-name="Preformatted_20_Text">uci get uboot-router.config.user_email</text:p>
      <text:p text:style-name="Preformatted_20_Text"/>
      <text:p text:style-name="Preformatted_20_Text"># Принудительная проверка подписки</text:p>
      <text:p text:style-name="P1">/usr/libexec/uboot-api/payment-checker.sh check</text:p>
      <text:h text:style-name="Heading_20_4" text:outline-level="4">Сброс регистрации (для тестирования)</text:h>
      <text:p text:style-name="Text_20_body">bash</text:p>
      <text:p text:style-name="Preformatted_20_Text"># Сброс регистрации</text:p>
      <text:p text:style-name="Preformatted_20_Text">uci set uboot-router.config.registration_status='not_registered'</text:p>
      <text:p text:style-name="Preformatted_20_Text">uci set uboot-router.config.user_email=''</text:p>
      <text:p text:style-name="Preformatted_20_Text">uci delete uboot-router.config.public_request_id</text:p>
      <text:p text:style-name="Preformatted_20_Text">uci commit uboot-router</text:p>
      <text:p text:style-name="Preformatted_20_Text"/>
      <text:p text:style-name="Preformatted_20_Text"># Перезапуск сервисов</text:p>
      <text:p text:style-name="P1">/etc/init.d/uboot-api restart</text:p>
      <text:h text:style-name="Heading_20_3" text:outline-level="3">API тестирование</text:h>
      <text:h text:style-name="Heading_20_4" text:outline-level="4">Тестирование API endpoints</text:h>
      <text:p text:style-name="Text_20_body">bash</text:p>
      <text:p text:style-name="Preformatted_20_Text"># Тестовый вызов API прокси</text:p>
      <text:p text:style-name="Preformatted_20_Text">/usr/libexec/uboot-api/api-proxy.sh GET "/check-subscription"</text:p>
      <text:p text:style-name="Preformatted_20_Text"/>
      <text:p text:style-name="Preformatted_20_Text"># Тестирование OTP верификации</text:p>
      <text:p text:style-name="Preformatted_20_Text">/usr/libexec/uboot-api/otp-verifier.sh --verify "test@example.com" "123456"</text:p>
      <text:p text:style-name="Preformatted_20_Text"/>
      <text:p text:style-name="Preformatted_20_Text"><text:soft-page-break/># Тестирование ключей</text:p>
      <text:p text:style-name="P1">/usr/libexec/uboot-api/key-manager.sh --setup-anonymous</text:p>
      <text:h text:style-name="Heading_20_4" text:outline-level="4">Ручные HTTP запросы к API</text:h>
      <text:p text:style-name="Text_20_body">bash</text:p>
      <text:p text:style-name="Preformatted_20_Text"># Получение токена авторизации (после входа в LuCI)</text:p>
      <text:p text:style-name="Preformatted_20_Text">SESSIONID=$(uci get luci.sauth.sessionid 2&gt;/dev/null)</text:p>
      <text:p text:style-name="Preformatted_20_Text"/>
      <text:p text:style-name="Preformatted_20_Text"># Запрос статуса через API</text:p>
      <text:p text:style-name="Preformatted_20_Text">curl -s -H "X-Requested-With: XMLHttpRequest" \</text:p>
      <text:p text:style-name="P1"><text:s text:c="2"/>"http://localhost/cgi-bin/luci/admin/uboot/api/status"</text:p>
      <text:h text:style-name="Heading_20_2" text:outline-level="2">Скрипты автоматического тестирования</text:h>
      <text:h text:style-name="Heading_20_3" text:outline-level="3">Полный тест системы</text:h>
      <text:p text:style-name="Text_20_body">bash</text:p>
      <text:p text:style-name="Preformatted_20_Text">#!/bin/sh</text:p>
      <text:p text:style-name="Preformatted_20_Text"># complete-system-test.sh</text:p>
      <text:p text:style-name="Preformatted_20_Text"/>
      <text:p text:style-name="Preformatted_20_Text">echo "=== UBOOT SYSTEM COMPLETE TEST ==="</text:p>
      <text:p text:style-name="Preformatted_20_Text"/>
      <text:p text:style-name="Preformatted_20_Text"># 1. Проверка базовых сервисов</text:p>
      <text:p text:style-name="Preformatted_20_Text">echo "1. Checking basic services..."</text:p>
      <text:p text:style-name="Preformatted_20_Text">echo " <text:s text:c="2"/>UBoot API: $(/etc/init.d/uboot-api status)"</text:p>
      <text:p text:style-name="Preformatted_20_Text">echo " <text:s text:c="2"/>Internet: $(ping -c1 -W3 8.8.8.8 &gt;/dev/null 2&gt;&amp;1 &amp;&amp; echo 'OK' || echo 'FAIL')"</text:p>
      <text:p text:style-name="Preformatted_20_Text">echo " <text:s text:c="2"/>Router ID: $(uci get uboot-router.config.user_id)"</text:p>
      <text:p text:style-name="Preformatted_20_Text"/>
      <text:p text:style-name="Preformatted_20_Text"># 2. Проверка DPI</text:p>
      <text:p text:style-name="Preformatted_20_Text">echo "2. Testing DPI..."</text:p>
      <text:p text:style-name="Preformatted_20_Text">DPI_STATUS=$(/usr/libexec/uboot-api/dpi-manager.sh status)</text:p>
      <text:p text:style-name="Preformatted_20_Text">echo " <text:s text:c="2"/>DPI Status: $DPI_STATUS"</text:p>
      <text:p text:style-name="Preformatted_20_Text"/>
      <text:p text:style-name="Preformatted_20_Text"># 3. Проверка VPN</text:p>
      <text:p text:style-name="Preformatted_20_Text">echo "3. Testing VPN..."</text:p>
      <text:p text:style-name="Preformatted_20_Text">VPN_STATUS=$(/usr/libexec/uboot-api/vpn-manager.sh status)</text:p>
      <text:p text:style-name="Preformatted_20_Text">echo " <text:s text:c="2"/>VPN Status: $VPN_STATUS"</text:p>
      <text:p text:style-name="Preformatted_20_Text"/>
      <text:p text:style-name="Preformatted_20_Text"># 4. Проверка подписки</text:p>
      <text:p text:style-name="Preformatted_20_Text">echo "4. Testing subscription..."</text:p>
      <text:p text:style-name="Preformatted_20_Text">SUBSCRIPTION_STATUS=$(/usr/libexec/uboot-api/payment-checker.sh status)</text:p>
      <text:p text:style-name="Preformatted_20_Text">echo " <text:s text:c="2"/>Subscription: $SUBSCRIPTION_STATUS"</text:p>
      <text:p text:style-name="Preformatted_20_Text"/>
      <text:p text:style-name="Preformatted_20_Text"># 5. Проверка API endpoints</text:p>
      <text:p text:style-name="Preformatted_20_Text">echo "5. Testing API connectivity..."</text:p>
      <text:p text:style-name="Preformatted_20_Text">API_RESPONSE=$(/usr/libexec/uboot-api/api-proxy.sh GET "/check-subscription" 2&gt;/dev/null | head -1)</text:p>
      <text:p text:style-name="Preformatted_20_Text">echo " <text:s text:c="2"/>API Response: $API_RESPONSE"</text:p>
      <text:p text:style-name="Preformatted_20_Text"/>
      <text:p text:style-name="P1">echo "=== TEST COMPLETE ==="</text:p>
      <text:h text:style-name="Heading_20_3" text:outline-level="3">Тест регистрации</text:h>
      <text:p text:style-name="Text_20_body">bash</text:p>
      <text:p text:style-name="Preformatted_20_Text">#!/bin/sh</text:p>
      <text:p text:style-name="Preformatted_20_Text"><text:soft-page-break/># registration-test.sh</text:p>
      <text:p text:style-name="Preformatted_20_Text"/>
      <text:p text:style-name="Preformatted_20_Text">TEST_EMAIL="test@uboost.com"</text:p>
      <text:p text:style-name="Preformatted_20_Text">TEST_OTP="123456"</text:p>
      <text:p text:style-name="Preformatted_20_Text"/>
      <text:p text:style-name="Preformatted_20_Text">echo "=== REGISTRATION TEST ==="</text:p>
      <text:p text:style-name="Preformatted_20_Text"/>
      <text:p text:style-name="Preformatted_20_Text"># 1. Проверка начального состояния</text:p>
      <text:p text:style-name="Preformatted_20_Text">echo "1. Initial state:"</text:p>
      <text:p text:style-name="Preformatted_20_Text">echo " <text:s text:c="2"/>Registration: $(uci get uboot-router.config.registration_status 2&gt;/dev/null || echo 'not_registered')"</text:p>
      <text:p text:style-name="Preformatted_20_Text">echo " <text:s text:c="2"/>Email: $(uci get uboot-router.config.user_email 2&gt;/dev/null || echo 'none')"</text:p>
      <text:p text:style-name="Preformatted_20_Text"/>
      <text:p text:style-name="Preformatted_20_Text"># 2. Тест OTP верификации</text:p>
      <text:p text:style-name="Preformatted_20_Text">echo "2. Testing OTP verification..."</text:p>
      <text:p text:style-name="Preformatted_20_Text">OTP_RESULT=$(/usr/libexec/uboot-api/otp-verifier.sh --verify "$TEST_EMAIL" "$TEST_OTP")</text:p>
      <text:p text:style-name="Preformatted_20_Text">echo " <text:s text:c="2"/>OTP Result: $OTP_RESULT"</text:p>
      <text:p text:style-name="Preformatted_20_Text"/>
      <text:p text:style-name="Preformatted_20_Text"># 3. Проверка состояния после OTP</text:p>
      <text:p text:style-name="Preformatted_20_Text">echo "3. State after OTP:"</text:p>
      <text:p text:style-name="Preformatted_20_Text">echo " <text:s text:c="2"/>Registration: $(uci get uboot-router.config.registration_status 2&gt;/dev/null || echo 'not_registered')"</text:p>
      <text:p text:style-name="Preformatted_20_Text">echo " <text:s text:c="2"/>Email: $(uci get uboot-router.config.user_email 2&gt;/dev/null || echo 'none')"</text:p>
      <text:p text:style-name="Preformatted_20_Text"/>
      <text:p text:style-name="Preformatted_20_Text"># 4. Проверка DPI после регистрации</text:p>
      <text:p text:style-name="Preformatted_20_Text">echo "4. DPI after registration:"</text:p>
      <text:p text:style-name="Preformatted_20_Text">/usr/libexec/uboot-api/dpi-manager.sh status</text:p>
      <text:p text:style-name="Preformatted_20_Text"/>
      <text:p text:style-name="P1">echo "=== REGISTRATION TEST COMPLETE ==="</text:p>
      <text:h text:style-name="Heading_20_3" text:outline-level="3">Тест VPN конфигурации</text:h>
      <text:p text:style-name="Text_20_body">bash</text:p>
      <text:p text:style-name="Preformatted_20_Text">#!/bin/sh</text:p>
      <text:p text:style-name="Preformatted_20_Text"># vpn-configuration-test.sh</text:p>
      <text:p text:style-name="Preformatted_20_Text"/>
      <text:p text:style-name="Preformatted_20_Text">echo "=== VPN CONFIGURATION TEST ==="</text:p>
      <text:p text:style-name="Preformatted_20_Text"/>
      <text:p text:style-name="Preformatted_20_Text"># 1. Проверка начального состояния VPN</text:p>
      <text:p text:style-name="Preformatted_20_Text">echo "1. Initial VPN state:"</text:p>
      <text:p text:style-name="Preformatted_20_Text">wg show 2&gt;/dev/null || echo " <text:s text:c="2"/>No VPN interfaces"</text:p>
      <text:p text:style-name="Preformatted_20_Text"/>
      <text:p text:style-name="Preformatted_20_Text"># 2. Попытка настройки VPN</text:p>
      <text:p text:style-name="Preformatted_20_Text">echo "2. Attempting VPN configuration..."</text:p>
      <text:p text:style-name="Preformatted_20_Text">CONFIG_RESULT=$(/usr/libexec/uboot-api/vpn-manager.sh configure)</text:p>
      <text:p text:style-name="Preformatted_20_Text">echo " <text:s text:c="2"/>Configuration result: $CONFIG_RESULT"</text:p>
      <text:p text:style-name="Preformatted_20_Text"/>
      <text:p text:style-name="Preformatted_20_Text"># 3. Проверка состояния после настройки</text:p>
      <text:p text:style-name="Preformatted_20_Text">echo "3. VPN state after configuration:"</text:p>
      <text:p text:style-name="Preformatted_20_Text">/usr/libexec/uboot-api/vpn-manager.sh status</text:p>
      <text:p text:style-name="Preformatted_20_Text"/>
      <text:p text:style-name="Preformatted_20_Text"># 4. Проверка интерфейсов</text:p>
      <text:p text:style-name="Preformatted_20_Text">echo "4. Network interfaces:"</text:p>
      <text:p text:style-name="Preformatted_20_Text">ip link show | grep -E "amnezia|wg"</text:p>
      <text:p text:style-name="Preformatted_20_Text"/>
      <text:p text:style-name="P1">echo "=== VPN CONFIGURATION TEST COMPLETE ==="</text:p>
      <text:h text:style-name="Heading_20_2" text:outline-level="2"><text:soft-page-break/>Команды диагностики проблем</text:h>
      <text:h text:style-name="Heading_20_3" text:outline-level="3">Диагностика сетевых проблем</text:h>
      <text:p text:style-name="Text_20_body">bash</text:p>
      <text:p text:style-name="Preformatted_20_Text"># Проверка сетевых интерфейсов</text:p>
      <text:p text:style-name="Preformatted_20_Text">ip addr show</text:p>
      <text:p text:style-name="Preformatted_20_Text">ip route show</text:p>
      <text:p text:style-name="Preformatted_20_Text"/>
      <text:p text:style-name="Preformatted_20_Text"># Проверка firewall правил</text:p>
      <text:p text:style-name="Preformatted_20_Text">iptables -L -n -v</text:p>
      <text:p text:style-name="Preformatted_20_Text">iptables -t nat -L -n -v</text:p>
      <text:p text:style-name="Preformatted_20_Text"/>
      <text:p text:style-name="Preformatted_20_Text"># Проверка DNS</text:p>
      <text:p text:style-name="Preformatted_20_Text">nslookup google.com</text:p>
      <text:p text:style-name="P1">cat /tmp/resolv.conf.auto</text:p>
      <text:h text:style-name="Heading_20_3" text:outline-level="3">Диагностика сервисов</text:h>
      <text:p text:style-name="Text_20_body">bash</text:p>
      <text:p text:style-name="Preformatted_20_Text"># Логи всех сервисов</text:p>
      <text:p text:style-name="Preformatted_20_Text">logread | grep -i "uboot\|amnezia\|zapret"</text:p>
      <text:p text:style-name="Preformatted_20_Text"/>
      <text:p text:style-name="Preformatted_20_Text"># Статус всех служб</text:p>
      <text:p text:style-name="Preformatted_20_Text">/etc/init.d/uboot-api status</text:p>
      <text:p text:style-name="Preformatted_20_Text">/etc/init.d/zapret status</text:p>
      <text:p text:style-name="Preformatted_20_Text">/etc/init.d/amneziawg status 2&gt;/dev/null</text:p>
      <text:p text:style-name="Preformatted_20_Text"/>
      <text:p text:style-name="Preformatted_20_Text"># Проверка процессов</text:p>
      <text:p text:style-name="P1">ps | grep -E "uboot|zapret|amnezia"</text:p>
      <text:h text:style-name="Heading_20_3" text:outline-level="3">Диагностика конфигурации</text:h>
      <text:p text:style-name="Text_20_body">bash</text:p>
      <text:p text:style-name="Preformatted_20_Text"># Проверка всех UCI конфигов</text:p>
      <text:p text:style-name="Preformatted_20_Text">uci show uboot-router</text:p>
      <text:p text:style-name="Preformatted_20_Text">uci show uboot-integration</text:p>
      <text:p text:style-name="Preformatted_20_Text">uci show uboot-vpn</text:p>
      <text:p text:style-name="Preformatted_20_Text">uci show amneziawg 2&gt;/dev/null</text:p>
      <text:p text:style-name="Preformatted_20_Text"/>
      <text:p text:style-name="Preformatted_20_Text"># Проверка файлов конфигурации</text:p>
      <text:p text:style-name="Preformatted_20_Text">ls -la /etc/config/uboot-*</text:p>
      <text:p text:style-name="P1">cat /etc/config/uboot-router</text:p>
      <text:h text:style-name="Heading_20_2" text:outline-level="2">Команды для сброса и переустановки</text:h>
      <text:h text:style-name="Heading_20_3" text:outline-level="3">Мягкий сброс</text:h>
      <text:p text:style-name="Text_20_body">bash</text:p>
      <text:p text:style-name="Preformatted_20_Text"># Остановка всех сервисов</text:p>
      <text:p text:style-name="Preformatted_20_Text">/etc/init.d/uboot-api stop</text:p>
      <text:p text:style-name="Preformatted_20_Text">/etc/init.d/zapret stop</text:p>
      <text:p text:style-name="Preformatted_20_Text"/>
      <text:p text:style-name="Preformatted_20_Text"># Сброс конфигурации к defaults</text:p>
      <text:p text:style-name="Preformatted_20_Text">uci set uboot-router.config.registration_status='not_registered'</text:p>
      <text:p text:style-name="Preformatted_20_Text"><text:soft-page-break/>uci delete uboot-router.config.user_email</text:p>
      <text:p text:style-name="Preformatted_20_Text">uci delete uboot-router.config.public_request_id</text:p>
      <text:p text:style-name="Preformatted_20_Text">uci commit uboot-router</text:p>
      <text:p text:style-name="Preformatted_20_Text"/>
      <text:p text:style-name="Preformatted_20_Text"># Запуск сервисов</text:p>
      <text:p text:style-name="Preformatted_20_Text">/etc/init.d/uboot-api start</text:p>
      <text:p text:style-name="P1">/etc/init.d/zapret start</text:p>
      <text:h text:style-name="Heading_20_3" text:outline-level="3">Полный сброс (осторожно!)</text:h>
      <text:p text:style-name="Text_20_body">bash</text:p>
      <text:p text:style-name="Preformatted_20_Text"># Удаление всех конфигов Uboost</text:p>
      <text:p text:style-name="Preformatted_20_Text">uci delete uboot-router</text:p>
      <text:p text:style-name="Preformatted_20_Text">uci delete uboot-integration <text:s/></text:p>
      <text:p text:style-name="Preformatted_20_Text">uci delete uboot-vpn</text:p>
      <text:p text:style-name="Preformatted_20_Text">uci commit</text:p>
      <text:p text:style-name="Preformatted_20_Text"/>
      <text:p text:style-name="Preformatted_20_Text"># Переустановка пакетов</text:p>
      <text:p text:style-name="Preformatted_20_Text">opkg update</text:p>
      <text:p text:style-name="Preformatted_20_Text">opkg remove --force-removal-of-dependent-packages uboot-router-api uboot-integration</text:p>
      <text:p text:style-name="Preformatted_20_Text">opkg install uboot-router-api uboot-integration</text:p>
      <text:p text:style-name="Preformatted_20_Text"/>
      <text:p text:style-name="Preformatted_20_Text"># Перезагрузка</text:p>
      <text:p text:style-name="P1">reboot</text:p>
      <text:h text:style-name="Heading_20_2" text:outline-level="2">Мониторинг в реальном времени</text:h>
      <text:h text:style-name="Heading_20_3" text:outline-level="3">Мониторинг логов</text:h>
      <text:p text:style-name="Text_20_body">bash</text:p>
      <text:p text:style-name="Preformatted_20_Text"># Мониторинг логов в реальном времени</text:p>
      <text:p text:style-name="Preformatted_20_Text">logread -f</text:p>
      <text:p text:style-name="Preformatted_20_Text"/>
      <text:p text:style-name="Preformatted_20_Text"># Фильтрация логов Uboost</text:p>
      <text:p text:style-name="Preformatted_20_Text">logread | grep -i uboot</text:p>
      <text:p text:style-name="Preformatted_20_Text"/>
      <text:p text:style-name="Preformatted_20_Text"># Мониторинг конкретного сервиса</text:p>
      <text:p text:style-name="P1">logread | grep -i "DPI-Manager\|VPN-Manager"</text:p>
      <text:h text:style-name="Heading_20_3" text:outline-level="3">Мониторинг сети</text:h>
      <text:p text:style-name="Text_20_body">bash</text:p>
      <text:p text:style-name="Preformatted_20_Text"># Мониторинг трафика</text:p>
      <text:p text:style-name="Preformatted_20_Text">bmon</text:p>
      <text:p text:style-name="Preformatted_20_Text"/>
      <text:p text:style-name="Preformatted_20_Text"># Мониторинг соединений</text:p>
      <text:p text:style-name="Preformatted_20_Text">ss -tunlp</text:p>
      <text:p text:style-name="Preformatted_20_Text"/>
      <text:p text:style-name="Preformatted_20_Text"># Мониторинг интерфейсов</text:p>
      <text:p text:style-name="P1">iftop -i br-lan</text:p>
      <text:h text:style-name="Heading_20_3" text:outline-level="3">Мониторинг системы</text:h>
      <text:p text:style-name="Text_20_body">bash</text:p>
      <text:p text:style-name="Preformatted_20_Text"><text:soft-page-break/># Мониторинг ресурсов</text:p>
      <text:p text:style-name="Preformatted_20_Text">htop</text:p>
      <text:p text:style-name="Preformatted_20_Text"/>
      <text:p text:style-name="Preformatted_20_Text"># Мониторинг диска</text:p>
      <text:p text:style-name="Preformatted_20_Text">iostat -x 1</text:p>
      <text:p text:style-name="Preformatted_20_Text"/>
      <text:p text:style-name="Preformatted_20_Text"># Мониторинг памяти</text:p>
      <text:p text:style-name="P1">vmstat 1</text:p>
      <text:h text:style-name="Heading_20_2" text:outline-level="2">Полезные команды для разработки</text:h>
      <text:h text:style-name="Heading_20_3" text:outline-level="3">Отладка скриптов</text:h>
      <text:p text:style-name="Text_20_body">bash</text:p>
      <text:p text:style-name="Preformatted_20_Text"># Включение отладки для скриптов</text:p>
      <text:p text:style-name="Preformatted_20_Text">export DEBUG=1</text:p>
      <text:p text:style-name="Preformatted_20_Text"/>
      <text:p text:style-name="Preformatted_20_Text"># Запуск скрипта с подробным выводом</text:p>
      <text:p text:style-name="Preformatted_20_Text">sh -x /usr/libexec/uboot-api/dpi-manager.sh enable</text:p>
      <text:p text:style-name="Preformatted_20_Text"/>
      <text:p text:style-name="Preformatted_20_Text"># Проверка синтаксиса скриптов</text:p>
      <text:p text:style-name="P1">sh -n /usr/libexec/uboot-api/*.sh</text:p>
      <text:h text:style-name="Heading_20_3" text:outline-level="3">Тестирование производительности</text:h>
      <text:p text:style-name="Text_20_body">bash</text:p>
      <text:p text:style-name="Preformatted_20_Text"># Тест скорости интернета</text:p>
      <text:p text:style-name="Preformatted_20_Text">curl -o /dev/null http://speedtest.tele2.net/1GB.zip</text:p>
      <text:p text:style-name="Preformatted_20_Text"/>
      <text:p text:style-name="Preformatted_20_Text"># Тест скорости VPN</text:p>
      <text:p text:style-name="Preformatted_20_Text">ping -c 10 10.8.1.1</text:p>
      <text:p text:style-name="Preformatted_20_Text"/>
      <text:p text:style-name="Preformatted_20_Text"># Тест загрузки CPU</text:p>
      <text:p text:style-name="P1">stress --cpu 4 --timeout 30s</text:p>
      <text:h text:style-name="Heading_20_3" text:outline-level="3">Резервное копирование конфигурации</text:h>
      <text:p text:style-name="Text_20_body">bash</text:p>
      <text:p text:style-name="Preformatted_20_Text"># Создание бэкапа конфигов</text:p>
      <text:p text:style-name="Preformatted_20_Text">tar -czf /tmp/uboot-backup-$(date +%Y%m%d).tar.gz /etc/config/uboot-* /usr/libexec/uboot-api/</text:p>
      <text:p text:style-name="Preformatted_20_Text"/>
      <text:p text:style-name="Preformatted_20_Text"># Восстановление из бэкапа</text:p>
      <text:p text:style-name="P1">tar -xzf /tmp/uboot-backup-YYYYMMDD.tar.gz -C /</text:p>
      <text:p text:style-name="P2"><text:span text:style-name="T2">Конфиг для роутера Uboost-1800<text:line-break/><text:line-break/>CONFIG_TARGET_ramips=y</text:span></text:p>
      <text:p text:style-name="P2"><text:span text:style-name="T2">CONFIG_TARGET_ramips_mt7621=y</text:span></text:p>
      <text:p text:style-name="P2"><text:span text:style-name="T2">CONFIG_TARGET_ramips_mt7621_DEVICE_haier_har-20s2u1=y</text:span></text:p>
      <text:p text:style-name="P2"><text:span text:style-name="T2">CONFIG_LIBCURL_COOKIES=y</text:span></text:p>
      <text:p text:style-name="P2"><text:span text:style-name="T2">CONFIG_LIBCURL_FILE=y</text:span></text:p>
      <text:p text:style-name="P2"><text:span text:style-name="T2">CONFIG_LIBCURL_FTP=y</text:span></text:p>
      <text:p text:style-name="P2"><text:soft-page-break/><text:span text:style-name="T2">CONFIG_LIBCURL_HTTP=y</text:span></text:p>
      <text:p text:style-name="P2"><text:span text:style-name="T2">CONFIG_LIBCURL_MBEDTLS=y</text:span></text:p>
      <text:p text:style-name="P2"><text:span text:style-name="T2">CONFIG_LIBCURL_NGHTTP2=y</text:span></text:p>
      <text:p text:style-name="P2"><text:span text:style-name="T2">CONFIG_LIBCURL_NO_SMB="!"</text:span></text:p>
      <text:p text:style-name="P2"><text:span text:style-name="T2">CONFIG_LIBCURL_PROXY=y</text:span></text:p>
      <text:p text:style-name="P2"><text:span text:style-name="T2">CONFIG_LIBCURL_UNIX_SOCKETS=y</text:span></text:p>
      <text:p text:style-name="P2"><text:span text:style-name="T2">CONFIG_PACKAGE_amneziawg-tools=y</text:span></text:p>
      <text:p text:style-name="P2"><text:span text:style-name="T2">CONFIG_PACKAGE_cgi-io=y</text:span></text:p>
      <text:p text:style-name="P2"><text:span text:style-name="T2">CONFIG_PACKAGE_coreutils=y</text:span></text:p>
      <text:p text:style-name="P2"><text:span text:style-name="T2">CONFIG_PACKAGE_coreutils-sleep=y</text:span></text:p>
      <text:p text:style-name="P2"><text:span text:style-name="T2">CONFIG_PACKAGE_coreutils-sort=y</text:span></text:p>
      <text:p text:style-name="P2"><text:span text:style-name="T2">CONFIG_PACKAGE_curl=y</text:span></text:p>
      <text:p text:style-name="P2"><text:span text:style-name="T2">CONFIG_PACKAGE_custom-theme=y</text:span></text:p>
      <text:p text:style-name="P2"><text:span text:style-name="T2">CONFIG_PACKAGE_gzip=y</text:span></text:p>
      <text:p text:style-name="P2"><text:span text:style-name="T2">CONFIG_PACKAGE_ipset=y</text:span></text:p>
      <text:p text:style-name="P2"><text:span text:style-name="T2">CONFIG_PACKAGE_iptables-mod-nfqueue=y</text:span></text:p>
      <text:p text:style-name="P2"><text:span text:style-name="T2">CONFIG_PACKAGE_iptables-nft=y</text:span></text:p>
      <text:p text:style-name="P2"><text:span text:style-name="T2">CONFIG_PACKAGE_kmod-amneziawg=y</text:span></text:p>
      <text:p text:style-name="P2"><text:span text:style-name="T2">CONFIG_PACKAGE_kmod-crypto-lib-chacha20=y</text:span></text:p>
      <text:p text:style-name="P2"><text:span text:style-name="T2">CONFIG_PACKAGE_kmod-crypto-lib-chacha20poly1305=y</text:span></text:p>
      <text:p text:style-name="P2"><text:span text:style-name="T2">CONFIG_PACKAGE_kmod-crypto-lib-curve25519=y</text:span></text:p>
      <text:p text:style-name="P2"><text:span text:style-name="T2">CONFIG_PACKAGE_kmod-crypto-lib-poly1305=y</text:span></text:p>
      <text:p text:style-name="P2"><text:span text:style-name="T2">CONFIG_PACKAGE_kmod-ipt-core=y</text:span></text:p>
      <text:p text:style-name="P2"><text:span text:style-name="T2">CONFIG_PACKAGE_kmod-ipt-ipset=y</text:span></text:p>
      <text:p text:style-name="P2"><text:span text:style-name="T2">CONFIG_PACKAGE_kmod-ipt-nfqueue=y</text:span></text:p>
      <text:p text:style-name="P2"><text:span text:style-name="T2">CONFIG_PACKAGE_kmod-mt7615-common=y</text:span></text:p>
      <text:p text:style-name="P2"><text:span text:style-name="T2">CONFIG_PACKAGE_kmod-mt7615-firmware=y</text:span></text:p>
      <text:p text:style-name="P2"><text:span text:style-name="T2">CONFIG_PACKAGE_kmod-mt7615e=y</text:span></text:p>
      <text:p text:style-name="P2"><text:span text:style-name="T2">CONFIG_PACKAGE_kmod-nf-ipt=y</text:span></text:p>
      <text:p text:style-name="P2"><text:span text:style-name="T2">CONFIG_PACKAGE_kmod-nfnetlink-queue=y</text:span></text:p>
      <text:p text:style-name="P2"><text:span text:style-name="T2">CONFIG_PACKAGE_kmod-nft-compat=y</text:span></text:p>
      <text:p text:style-name="P2"><text:span text:style-name="T2">CONFIG_PACKAGE_kmod-nft-queue=y</text:span></text:p>
      <text:p text:style-name="P2"><text:span text:style-name="T2">CONFIG_PACKAGE_kmod-udptunnel4=y</text:span></text:p>
      <text:p text:style-name="P2"><text:span text:style-name="T2">CONFIG_PACKAGE_kmod-udptunnel6=y</text:span></text:p>
      <text:p text:style-name="P2"><text:span text:style-name="T2">CONFIG_PACKAGE_kmod-wireguard=y</text:span></text:p>
      <text:p text:style-name="P2"><text:span text:style-name="T2">CONFIG_PACKAGE_libcap=y</text:span></text:p>
      <text:p text:style-name="P2"><text:span text:style-name="T2">CONFIG_PACKAGE_libcurl=y</text:span></text:p>
      <text:p text:style-name="P2"><text:span text:style-name="T2">CONFIG_PACKAGE_libipset=y</text:span></text:p>
      <text:p text:style-name="P2"><text:span text:style-name="T2">CONFIG_PACKAGE_libiptext=y</text:span></text:p>
      <text:p text:style-name="P2"><text:span text:style-name="T2">CONFIG_PACKAGE_libiptext-nft=y</text:span></text:p>
      <text:p text:style-name="P2"><text:span text:style-name="T2">CONFIG_PACKAGE_libiptext6=y</text:span></text:p>
      <text:p text:style-name="P2"><text:span text:style-name="T2">CONFIG_PACKAGE_liblua=y</text:span></text:p>
      <text:p text:style-name="P2"><text:soft-page-break/><text:span text:style-name="T2">CONFIG_PACKAGE_liblucihttp=y</text:span></text:p>
      <text:p text:style-name="P2"><text:span text:style-name="T2">CONFIG_PACKAGE_liblucihttp-lua=y</text:span></text:p>
      <text:p text:style-name="P2"><text:span text:style-name="T2">CONFIG_PACKAGE_liblucihttp-ucode=y</text:span></text:p>
      <text:p text:style-name="P2"><text:span text:style-name="T2">CONFIG_PACKAGE_libnetfilter-queue=y</text:span></text:p>
      <text:p text:style-name="P2"><text:span text:style-name="T2">CONFIG_PACKAGE_libnfnetlink=y</text:span></text:p>
      <text:p text:style-name="P2"><text:span text:style-name="T2">CONFIG_PACKAGE_libnghttp2=y</text:span></text:p>
      <text:p text:style-name="P2"><text:span text:style-name="T2">CONFIG_PACKAGE_libpcap=y</text:span></text:p>
      <text:p text:style-name="P2"><text:span text:style-name="T2">CONFIG_PACKAGE_libubus-lua=y</text:span></text:p>
      <text:p text:style-name="P2"><text:span text:style-name="T2">CONFIG_PACKAGE_libxtables=y</text:span></text:p>
      <text:p text:style-name="P2"><text:span text:style-name="T2">CONFIG_PACKAGE_lua=y</text:span></text:p>
      <text:p text:style-name="P2"><text:span text:style-name="T2">CONFIG_PACKAGE_luci=y</text:span></text:p>
      <text:p text:style-name="P2"><text:span text:style-name="T2">CONFIG_PACKAGE_luci-app-firewall=y</text:span></text:p>
      <text:p text:style-name="P2"><text:span text:style-name="T2">CONFIG_PACKAGE_luci-app-opkg=y</text:span></text:p>
      <text:p text:style-name="P2"><text:span text:style-name="T2">CONFIG_PACKAGE_luci-app-uhttpd=y</text:span></text:p>
      <text:p text:style-name="P2"><text:span text:style-name="T2">CONFIG_PACKAGE_luci-base=y</text:span></text:p>
      <text:p text:style-name="P2"><text:span text:style-name="T2">CONFIG_PACKAGE_luci-compat=y</text:span></text:p>
      <text:p text:style-name="P2"><text:span text:style-name="T2">CONFIG_PACKAGE_luci-lib-base=y</text:span></text:p>
      <text:p text:style-name="P2"><text:span text:style-name="T2">CONFIG_PACKAGE_luci-lib-ip=y</text:span></text:p>
      <text:p text:style-name="P2"><text:span text:style-name="T2">CONFIG_PACKAGE_luci-lib-jsonc=y</text:span></text:p>
      <text:p text:style-name="P2"><text:span text:style-name="T2">CONFIG_PACKAGE_luci-lib-nixio=y</text:span></text:p>
      <text:p text:style-name="P2"><text:span text:style-name="T2">CONFIG_PACKAGE_luci-light=y</text:span></text:p>
      <text:p text:style-name="P2"><text:span text:style-name="T2">CONFIG_PACKAGE_luci-lua-runtime=y</text:span></text:p>
      <text:p text:style-name="P2"><text:span text:style-name="T2">CONFIG_PACKAGE_luci-mod-admin-full=y</text:span></text:p>
      <text:p text:style-name="P2"><text:span text:style-name="T2">CONFIG_PACKAGE_luci-mod-network=y</text:span></text:p>
      <text:p text:style-name="P2"><text:span text:style-name="T2">CONFIG_PACKAGE_luci-mod-status=y</text:span></text:p>
      <text:p text:style-name="P2"><text:span text:style-name="T2">CONFIG_PACKAGE_luci-mod-system=y</text:span></text:p>
      <text:p text:style-name="P2"><text:span text:style-name="T2">CONFIG_PACKAGE_luci-proto-ipv6=y</text:span></text:p>
      <text:p text:style-name="P2"><text:span text:style-name="T2">CONFIG_PACKAGE_luci-proto-ppp=y</text:span></text:p>
      <text:p text:style-name="P2"><text:span text:style-name="T2">CONFIG_PACKAGE_luci-theme-argon=y</text:span></text:p>
      <text:p text:style-name="P2"><text:span text:style-name="T2">CONFIG_PACKAGE_luci-theme-bootstrap=y</text:span></text:p>
      <text:p text:style-name="P2"><text:span text:style-name="T2">CONFIG_PACKAGE_rpcd=y</text:span></text:p>
      <text:p text:style-name="P2"><text:span text:style-name="T2">CONFIG_PACKAGE_rpcd-mod-file=y</text:span></text:p>
      <text:p text:style-name="P2"><text:span text:style-name="T2">CONFIG_PACKAGE_rpcd-mod-iwinfo=y</text:span></text:p>
      <text:p text:style-name="P2"><text:span text:style-name="T2">CONFIG_PACKAGE_rpcd-mod-luci=y</text:span></text:p>
      <text:p text:style-name="P2"><text:span text:style-name="T2">CONFIG_PACKAGE_rpcd-mod-rrdns=y</text:span></text:p>
      <text:p text:style-name="P2"><text:span text:style-name="T2">CONFIG_PACKAGE_rpcd-mod-ucode=y</text:span></text:p>
      <text:p text:style-name="P2"><text:span text:style-name="T2">CONFIG_PACKAGE_uboost-custom-menu=y</text:span></text:p>
      <text:p text:style-name="P2"><text:span text:style-name="T2">CONFIG_PACKAGE_uboot-integration=y</text:span></text:p>
      <text:p text:style-name="P2"><text:span text:style-name="T2">CONFIG_PACKAGE_uboot-rename=y</text:span></text:p>
      <text:p text:style-name="P2"><text:span text:style-name="T2">CONFIG_PACKAGE_uboot-router-api=y</text:span></text:p>
      <text:p text:style-name="P2"><text:span text:style-name="T2">CONFIG_PACKAGE_ucode-mod-html=y</text:span></text:p>
      <text:p text:style-name="P2"><text:span text:style-name="T2">CONFIG_PACKAGE_ucode-mod-lua=y</text:span></text:p>
      <text:p text:style-name="P2"><text:soft-page-break/><text:span text:style-name="T2">CONFIG_PACKAGE_ucode-mod-math=y</text:span></text:p>
      <text:p text:style-name="P2"><text:span text:style-name="T2">CONFIG_PACKAGE_uhttpd=y</text:span></text:p>
      <text:p text:style-name="P2"><text:span text:style-name="T2">CONFIG_PACKAGE_uhttpd-mod-ubus=y</text:span></text:p>
      <text:p text:style-name="P2"><text:span text:style-name="T2">CONFIG_PACKAGE_wireguard-tools=y</text:span></text:p>
      <text:p text:style-name="P2"><text:span text:style-name="T2">CONFIG_PACKAGE_xtables-nft=y</text:span></text:p>
      <text:p text:style-name="P2"><text:span text:style-name="T2">CONFIG_PACKAGE_zapret=y</text:span></text:p>
      <text:p text:style-name="P2"><text:span text:style-name="T2">CONFIG_PACKAGE_zlib=y</text:span></text:p>
      <text:p text:style-name="P2"><text:span text:style-name="T2"># CONFIG_PACKAGE_kmod-crypto-kpp is not set</text:span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05:57:56.673473902</meta:creation-date>
    <dc:date>2025-10-18T06:02:15.876282230</dc:date>
    <meta:editing-duration>PT4M20S</meta:editing-duration>
    <meta:editing-cycles>1</meta:editing-cycles>
    <meta:document-statistic meta:table-count="1" meta:image-count="0" meta:object-count="0" meta:page-count="18" meta:paragraph-count="642" meta:word-count="1950" meta:character-count="18095" meta:non-whitespace-character-count="16651"/>
    <meta:generator>LibreOffice/24.2.7.2$Linux_X86_64 LibreOffice_project/420$Build-2</meta:generator>
  </office:meta>
</office:document-meta>
</file>